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deebf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be5d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e2f0d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>
      <style:graphic-properties style:protect="size"/>
    </style:style>
    <style:style style:name="pr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deebf7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be5d6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e2f0d9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538135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9" style:family="text">
      <style:text-properties fo:font-variant="normal" fo:text-transform="none" fo:color="#1155cc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60;p14" draw:style-name="gr1" draw:text-style-name="P1" draw:layer="layout" svg:width="9.651cm" svg:height="6.525cm" svg:x="9.464cm" svg:y="2.87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1;p14">
          <draw:custom-shape draw:name="Google Shape;62;p14" draw:style-name="gr2" draw:text-style-name="P2" draw:layer="layout" svg:width="3.895cm" svg:height="0.001cm" svg:x="14.787cm" svg:y="6.24cm">
            <text:p/>
            <draw:enhanced-geometry draw:mirror-horizontal="tru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g draw:name="Google Shape;63;p14">
            <draw:custom-shape draw:name="Google Shape;64;p14" draw:style-name="gr2" draw:text-style-name="P2" draw:layer="layout" svg:width="3.748cm" svg:height="2.642cm" draw:transform="rotate (-3.14159265358979) translate (13.652cm 11.942cm)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g draw:name="Google Shape;65;p14">
              <draw:custom-shape draw:name="Google Shape;66;p14" draw:style-name="gr1" draw:text-style-name="P1" draw:layer="layout" svg:width="4.909cm" svg:height="4.336cm" svg:x="4.2cm" svg:y="2.903cm">
                <text:p text:style-name="P7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67;p14" draw:style-name="gr3" draw:text-style-name="P4" draw:layer="layout" svg:width="2.863cm" svg:height="1.031cm" svg:x="4.332cm" svg:y="3.123cm">
                <text:p text:style-name="P3"><text:span text:style-name="T1">Client-A1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68;p14" draw:style-name="gr3" draw:text-style-name="P4" draw:layer="layout" svg:width="2.86cm" svg:height="1.031cm" svg:x="4.332cm" svg:y="5.584cm">
                <text:p text:style-name="P3"><text:span text:style-name="T1">Client-A2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69;p14" draw:style-name="gr4" draw:text-style-name="P5" draw:layer="layout" svg:width="2.86cm" svg:height="1.031cm" svg:x="6.159cm" svg:y="4.325cm">
                <text:p text:style-name="P3"><text:span text:style-name="T1">Server-A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0;p14" draw:style-name="gr5" draw:text-style-name="P6" draw:layer="layout" svg:width="2.475cm" svg:height="1.031cm" svg:x="7.785cm" svg:y="2.372cm">
                <text:p text:style-name="P3"><text:span text:style-name="T1">Gateway-A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71;p14" draw:style-name="gr6" draw:text-style-name="P1" draw:layer="layout" svg:width="2.151cm" svg:height="0.616cm" svg:x="4.392cm" svg:y="4.047cm">
                <text:p text:style-name="P7"><text:span text:style-name="T2">10.1.0.2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2;p14" draw:style-name="gr6" draw:text-style-name="P1" draw:layer="layout" svg:width="2.151cm" svg:height="0.616cm" svg:x="4.392cm" svg:y="6.535cm">
                <text:p text:style-name="P7"><text:span text:style-name="T2">10.1.0.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3;p14" draw:style-name="gr6" draw:text-style-name="P1" draw:layer="layout" svg:width="2.475cm" svg:height="0.616cm" svg:x="6.72cm" svg:y="5.287cm">
                <text:p text:style-name="P7"><text:span text:style-name="T2">10.1.0.9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4;p14" draw:style-name="gr6" draw:text-style-name="P1" draw:layer="layout" svg:width="2.151cm" svg:height="0.616cm" svg:x="7.213cm" svg:y="3.349cm">
                <text:p text:style-name="P7"><text:span text:style-name="T2">10.1.0.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5;p14" draw:style-name="gr6" draw:text-style-name="P1" draw:layer="layout" svg:width="3.391cm" svg:height="0.736cm" svg:x="4.098cm" svg:y="2.254cm">
                <text:p text:style-name="P7"><text:span text:style-name="T3">10.1.0.0/16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76;p14">
              <draw:custom-shape draw:name="Google Shape;77;p14" draw:style-name="gr1" draw:text-style-name="P1" draw:layer="layout" svg:width="4.484cm" svg:height="4.22cm" svg:x="19.426cm" svg:y="6.154cm">
                <text:p text:style-name="P7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8;p14" draw:style-name="gr3" draw:text-style-name="P4" draw:layer="layout" svg:width="2.653cm" svg:height="1.031cm" svg:x="21.176cm" svg:y="7.154cm">
                <text:p text:style-name="P3"><text:span text:style-name="T4">Server-1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9;p14" draw:style-name="gr3" draw:text-style-name="P4" draw:layer="layout" svg:width="2.653cm" svg:height="1.031cm" svg:x="21.176cm" svg:y="8.754cm">
                <text:p text:style-name="P3"><text:span text:style-name="T5">Server-2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0;p14" draw:style-name="gr5" draw:text-style-name="P6" draw:layer="layout" svg:width="2.331cm" svg:height="1.031cm" svg:x="17.957cm" svg:y="5.651cm">
                <text:p text:style-name="P3"><text:span text:style-name="T4">Gateway-S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81;p14" draw:style-name="gr6" draw:text-style-name="P1" draw:layer="layout" svg:width="3.013cm" svg:height="0.618cm" svg:x="20.897cm" svg:y="8.108cm">
                <text:p text:style-name="P7"><text:span text:style-name="T2">10.2.0.2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2;p14" draw:style-name="gr6" draw:text-style-name="P1" draw:layer="layout" svg:width="3.013cm" svg:height="0.618cm" svg:x="19.308cm" svg:y="6.685cm">
                <text:p text:style-name="P7"><text:span text:style-name="T2">10.2.0.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3;p14" draw:style-name="gr6" draw:text-style-name="P1" draw:layer="layout" svg:width="3.282cm" svg:height="0.734cm" svg:x="21.023cm" svg:y="9.698cm">
                <text:p text:style-name="P7"><text:span text:style-name="T2">10.2.0.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4;p14" draw:style-name="gr6" draw:text-style-name="P1" draw:layer="layout" svg:width="4.066cm" svg:height="0.823cm" svg:x="20.01cm" svg:y="5.533cm">
                <text:p text:style-name="P8"><text:span text:style-name="T3">10.2.0.0/28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85;p14" draw:style-name="gr7" draw:text-style-name="P9" draw:layer="layout" svg:width="2.331cm" svg:height="1.031cm" svg:x="12.425cm" svg:y="5.651cm">
              <text:p text:style-name="P3"><text:span text:style-name="T6">Rout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86;p14" draw:style-name="gr2" draw:text-style-name="P2" draw:layer="layout" svg:width="3.282cm" svg:height="2.761cm" svg:x="10.262cm" svg:y="2.889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87;p14" draw:style-name="gr6" draw:text-style-name="P1" draw:layer="layout" svg:width="2.862cm" svg:height="0.618cm" svg:x="10.357cm" svg:y="8.747cm">
              <text:p text:style-name="P7"><text:span text:style-name="T2">172.18.18.1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88;p14" draw:style-name="gr6" draw:text-style-name="P1" draw:layer="layout" svg:width="2.862cm" svg:height="0.616cm" svg:x="10.556cm" svg:y="2.758cm">
              <text:p text:style-name="P7"><text:span text:style-name="T2">172.16.16.1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89;p14" draw:style-name="gr6" draw:text-style-name="P1" draw:layer="layout" svg:width="2.86cm" svg:height="0.616cm" svg:x="10.353cm" svg:y="5.058cm">
              <text:p text:style-name="P7"><text:span text:style-name="T7">172.16.16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0;p14" draw:style-name="gr6" draw:text-style-name="P1" draw:layer="layout" svg:width="2.669cm" svg:height="0.616cm" svg:x="10.35cm" svg:y="6.733cm">
              <text:p text:style-name="P7"><text:span text:style-name="T7">172.18.18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1;p14" draw:style-name="gr6" draw:text-style-name="P1" draw:layer="layout" svg:width="2.86cm" svg:height="0.618cm" svg:x="14.582cm" svg:y="6.241cm">
              <text:p text:style-name="P7"><text:span text:style-name="T7">172.30.30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2;p14" draw:style-name="gr6" draw:text-style-name="P1" draw:layer="layout" svg:width="2.863cm" svg:height="0.586cm" svg:x="15.24cm" svg:y="5.573cm">
              <text:p text:style-name="P7"><text:span text:style-name="T2">172.30.30.3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oogle Shape;93;p14">
              <draw:custom-shape draw:name="Google Shape;94;p14" draw:style-name="gr1" draw:text-style-name="P1" draw:layer="layout" svg:width="4.999cm" svg:height="4.336cm" svg:x="4.2cm" svg:y="9.283cm">
                <text:p text:style-name="P7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95;p14" draw:style-name="gr3" draw:text-style-name="P4" draw:layer="layout" svg:width="2.86cm" svg:height="1.031cm" svg:x="4.304cm" svg:y="9.509cm">
                <text:p text:style-name="P3"><text:span text:style-name="T1">Client-B1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96;p14" draw:style-name="gr3" draw:text-style-name="P4" draw:layer="layout" svg:width="2.863cm" svg:height="1.031cm" svg:x="4.302cm" svg:y="11.966cm">
                <text:p text:style-name="P3"><text:span text:style-name="T1">Client-B2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97;p14" draw:style-name="gr4" draw:text-style-name="P5" draw:layer="layout" svg:width="3.013cm" svg:height="1.031cm" svg:x="6.096cm" svg:y="10.677cm">
                <text:p text:style-name="P3"><text:span text:style-name="T1">Server-B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98;p14" draw:style-name="gr5" draw:text-style-name="P6" draw:layer="layout" svg:width="2.475cm" svg:height="1.032cm" svg:x="7.785cm" svg:y="8.752cm">
                <text:p text:style-name="P3"><text:span text:style-name="T1">Gateway-B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99;p14" draw:style-name="gr6" draw:text-style-name="P1" draw:layer="layout" svg:width="2.151cm" svg:height="0.618cm" svg:x="4.362cm" svg:y="10.36cm">
                <text:p text:style-name="P7"><text:span text:style-name="T2">10.1.0.2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0;p14" draw:style-name="gr6" draw:text-style-name="P1" draw:layer="layout" svg:width="2.151cm" svg:height="0.618cm" svg:x="4.362cm" svg:y="12.913cm">
                <text:p text:style-name="P7"><text:span text:style-name="T2">10.1.0.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1;p14" draw:style-name="gr6" draw:text-style-name="P1" draw:layer="layout" svg:width="2.475cm" svg:height="0.618cm" svg:x="6.782cm" svg:y="11.643cm">
                <text:p text:style-name="P7"><text:span text:style-name="T2">10.1.0.9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2;p14" draw:style-name="gr6" draw:text-style-name="P1" draw:layer="layout" svg:width="2.151cm" svg:height="0.618cm" svg:x="7.213cm" svg:y="9.767cm">
                <text:p text:style-name="P7"><text:span text:style-name="T2">10.1.0.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3;p14" draw:style-name="gr6" draw:text-style-name="P1" draw:layer="layout" svg:width="3.391cm" svg:height="0.738cm" svg:x="4.068cm" svg:y="8.634cm">
                <text:p text:style-name="P7"><text:span text:style-name="T3">10.1.0.0/16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04;p14" draw:style-name="gr6" draw:text-style-name="P1" draw:layer="layout" svg:width="2.507cm" svg:height="0.618cm" svg:x="4.139cm" svg:y="8.154cm">
          <text:p text:style-name="P7"><text:span text:style-name="T8">Sit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6" draw:text-style-name="P1" draw:layer="layout" svg:width="2.507cm" svg:height="0.618cm" svg:x="4.139cm" svg:y="1.801cm">
          <text:p text:style-name="P7"><text:span text:style-name="T8">Sit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4" draw:style-name="gr6" draw:text-style-name="P1" draw:layer="layout" svg:width="2.507cm" svg:height="0.618cm" svg:x="21.782cm" svg:y="5.031cm">
          <text:p text:style-name="P7"><text:span text:style-name="T8">Cloud 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4" draw:style-name="gr6" draw:text-style-name="P1" draw:layer="layout" svg:width="4.405cm" svg:height="0.618cm" svg:x="13.965cm" svg:y="2.254cm">
          <text:p text:style-name="P7"><text:span text:style-name="T8">Public 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2" draw:text-style-name="P2" draw:layer="layout" svg:width="1.511cm" svg:height="0.808cm" svg:x="13.59cm" svg:y="4.841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09;p14" draw:style-name="gr6" draw:text-style-name="P1" draw:layer="layout" svg:width="8.731cm" svg:height="1.233cm" svg:x="10.063cm" svg:y="11.639cm">
          <text:p text:style-name="P7"><text:span text:style-name="T9">192.168.0.0/16 is the Vagrant ssh network and should be ignored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6" draw:text-style-name="P1" draw:layer="layout" svg:width="2.669cm" svg:height="1.233cm" svg:x="14.522cm" svg:y="3.606cm">
          <text:p text:style-name="P7"><text:span text:style-name="T8">Other</text:span><text:span text:style-name="T10"><text:line-break/></text:span><text:span text:style-name="T8">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6" draw:text-style-name="P1" draw:layer="layout" svg:width="6.518cm" svg:height="1.556cm" svg:x="10.049cm" svg:y="10.292cm">
          <text:p text:style-name="P7"><text:span text:style-name="T9">172.16.0.0/12 represent routable IP addresse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;p1:notes" presentation:style-name="pr1" draw:text-style-name="P10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8;p1:notes" draw:style-name="gr8" draw:layer="layout" svg:width="13.999cm" svg:height="11.136cm" svg:x="3.5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9;p2" presentation:style-name="OBJEC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Google Shape;10;p2" presentation:style-name="OBJECT-outline1" draw:layer="backgroundobjects" svg:width="25.199cm" svg:height="9.134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